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7.45cm" fo:min-width="13.4cm" fo:padding-top="0.76cm" fo:padding-bottom="0.76cm" fo:padding-left="0.885cm" fo:padding-right="0.885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2.58cm" fo:min-width="2.33cm" fo:padding-top="0.76cm" fo:padding-bottom="0.76cm" fo:padding-left="0.885cm" fo:padding-right="0.885cm"/>
    </style:style>
    <style:style style:name="gr4" style:family="graphic" style:parent-style-name="standard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gr5" style:family="graphic" style:parent-style-name="standard">
      <style:graphic-properties svg:stroke-width="1.27cm" svg:stroke-color="#ffffff" draw:marker-start-width="2.105cm" draw:marker-end-width="2.105cm" draw:fill="solid" draw:fill-color="#ffffff" draw:textarea-vertical-align="middle" fo:padding-top="0.76cm" fo:padding-bottom="0.76cm" fo:padding-left="0.885cm" fo:padding-right="0.885cm"/>
    </style:style>
    <style:style style:name="gr6" style:family="graphic" style:parent-style-name="standard">
      <style:graphic-properties svg:stroke-width="0.706cm" svg:stroke-color="#000000" draw:marker-start-width="1.259cm" draw:marker-end-width="1.259cm" draw:fill="solid" draw:fill-color="#ffffff" draw:textarea-vertical-align="middle" fo:padding-top="0.478cm" fo:padding-bottom="0.478cm" fo:padding-left="0.603cm" fo:padding-right="0.60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9cm" svg:height="7.7cm" svg:x="6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4cm" svg:x="1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2" draw:layer="layout" svg:width="3.399cm" svg:height="2.099cm" svg:x="7.3cm" svg:y="7.5cm" svg:viewBox="0 0 3400 2100" draw:points="500,0 3000,0 3400,2100 0,2100">
          <text:p/>
        </draw:polygon>
        <draw:polygon draw:style-name="gr5" draw:text-style-name="P3" draw:layer="layout" svg:width="8.799cm" svg:height="8.799cm" svg:x="5.6cm" svg:y="4cm" svg:viewBox="0 0 8800 8800" draw:points="3272,6160 1128,7370 2144,5170 0,3960 2256,3410 1241,990 3949,1980 5528,0 6092,2860 8800,3740 6205,5280 7108,7700 4851,6490 3723,8800">
          <text:p/>
        </draw:polygon>
        <draw:polygon draw:style-name="gr6" draw:text-style-name="P3" draw:layer="layout" svg:width="7.999cm" svg:height="7.999cm" svg:x="6cm" svg:y="4.4cm" svg:viewBox="0 0 8000 8000" draw:points="2974,5600 1026,6700 1949,4700 0,3600 2051,3100 1128,900 3590,1800 5026,0 5538,2600 8000,3400 5641,4800 6462,7000 4410,5900 3385,80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8-05T12:26:30.332000000</dc:date>
    <meta:editing-duration>PT22M28S</meta:editing-duration>
    <meta:editing-cycles>5</meta:editing-cycles>
    <meta:generator>LibreOffice/6.3.2.2$Windows_X86_64 LibreOffice_project/98b30e735bda24bc04ab42594c85f7fd8be07b9c</meta:generator>
    <meta:document-statistic meta:object-count="6"/>
  </office:meta>
</office:document-meta>
</file>